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Audra K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2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86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iceboy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21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55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2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80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ewbie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85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05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2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67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72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2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282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2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8/08/2019</text:date>, <text:time>08:2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08T08:27:47</dc:date>
    <dc:creator>Skip Perry</dc:creator>
    <meta:editing-duration>PT12H27M49S</meta:editing-duration>
    <meta:editing-cycles>279</meta:editing-cycles>
    <meta:document-statistic meta:table-count="1" meta:cell-count="619" meta:object-count="0"/>
  </office:meta>
</office:document-meta>
</file>